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845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subtitle" style:list-style-name="L3">
      <style:graphic-properties draw:fill-color="#ffffff" draw:auto-grow-height="true" fo:min-height="10.668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draw:auto-grow-height="true" fo:min-height="3.473cm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auto-grow-height="true" fo:min-height="9.445cm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auto-grow-height="true" fo:min-height="9.4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32pt" fo:language="ru" fo:country="RU" style:font-size-asian="32pt" style:font-size-complex="32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language="ru" fo:country="RU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2.845cm" svg:x="0cm" svg:y="0.519cm" presentation:class="title" presentation:user-transformed="true">
          <draw:text-box>
            <text:p><text:span text:style-name="T1">Алгоритм работы с памятью для одного объекта</text:span></text:p>
          </draw:text-box>
        </draw:frame>
        <draw:frame presentation:style-name="pr2" draw:text-style-name="P2" draw:layer="layout" svg:width="25.199cm" svg:height="4.356cm" svg:x="1.4cm" svg:y="8.456cm" presentation:class="outlin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2"/></text:p>
              </text:list-header>
            </text:list>
          </draw:text-box>
        </draw:frame>
        <draw:frame presentation:style-name="pr3" draw:text-style-name="P4" draw:layer="layout" svg:width="25.199cm" svg:height="10.668cm" svg:x="1.4cm" svg:y="2.794cm" presentation:class="subtitl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text:style-name="P3"><text:span text:style-name="T5"><text:s/></text:span><text:span text:style-name="T5">Запрос места в памяти компьютера для одного объекта</text:span></text:p>
              </text:list-item>
              <text:list-item>
                <text:p text:style-name="P3"><text:span text:style-name="T5"><text:s/></text:span><text:span text:style-name="T5">Компьютер выдает адрес в памяти для одного объекта</text:span></text:p>
              </text:list-item>
              <text:list-item>
                <text:p text:style-name="P3"><text:span text:style-name="T5"><text:s/></text:span><text:span text:style-name="T5">Пользователь делает запись в памяти по выданому адрессу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5" draw:text-style-name="P1" draw:layer="layout" svg:width="28cm" svg:height="3.473cm" svg:x="0cm" svg:y="0.206cm" presentation:class="title" presentation:user-transformed="true">
          <draw:text-box>
            <text:p><text:span text:style-name="T1">Алгоритм работы с памятью для списков</text:span></text:p>
          </draw:text-box>
        </draw:frame>
        <draw:frame presentation:style-name="pr6" draw:text-style-name="P4" draw:layer="layout" svg:width="12.316cm" svg:height="9.445cm" svg:x="1.4cm" svg:y="3.514cm" presentation:class="subtitle" presentation:user-transformed="true">
          <draw:text-box>
            <text:list text:style-name="L3">
              <text:list-header>
                <text:p text:style-name="P3"><text:span text:style-name="T6"/></text:p>
              </text:list-header>
              <text:list-item>
                <text:p text:style-name="P3"><text:span text:style-name="T7">Запрос места в памяти компьютера для нескольких объектов.</text:span></text:p>
              </text:list-item>
              <text:list-item>
                <text:p text:style-name="P3"><text:span text:style-name="T7">Компьютер ищет места для этого списка объектов в памяти, и после выдает адресс</text:span></text:p>
              </text:list-item>
              <text:list-item>
                <text:p text:style-name="P3"><text:span text:style-name="T7">Пользователь (программа) делает запись в памяти по выданому адрессу, и адрессам следующим за ним.</text:span></text:p>
              </text:list-item>
            </text:list>
          </draw:text-box>
        </draw:frame>
        <draw:frame presentation:style-name="pr7" draw:text-style-name="P4" draw:layer="layout" svg:width="12.316cm" svg:height="9.445cm" svg:x="13.846cm" svg:y="3.509cm">
          <draw:text-box>
            <text:list text:style-name="L3">
              <text:list-header>
                <text:p text:style-name="P3"><text:span text:style-name="T6">При этом:</text:span></text:p>
              </text:list-header>
              <text:list-item>
                <text:p text:style-name="P3"><text:span text:style-name="T7">Объекты в памяти </text:span><text:span text:style-name="T8">хранятся</text:span><text:span text:style-name="T7"> </text:span><text:span text:style-name="T8">последовательно.</text:span><text:span text:style-name="T8"><text:line-break/></text:span><text:span text:style-name="T8"/></text:p>
              </text:list-item>
              <text:list-item>
                <text:p text:style-name="P3"><text:span text:style-name="T8">Доступ к элементам списка осуществляется по индексу. При этом мы знаем, например, что </text:span><text:span text:style-name="T8"><text:line-break/></text:span><text:span text:style-name="T8">5-й элемент списка будет лежать в ячейке памяти first_cell + 4.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_64 LibreOffice_project/7cbcfc562f6eb6708b5ff7d7397325de9e764452</meta:generator>
    <dc:date>2020-09-27T13:04:37.265000000</dc:date>
    <meta:editing-duration>PT1H51M27S</meta:editing-duration>
    <meta:editing-cycles>2</meta:editing-cycles>
    <meta:document-statistic meta:object-count="31"/>
  </office:meta>
</office:document-meta>
</file>